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600000536CA2A57F91EB920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6.214cm" svg:x="1cm" svg:y="3.877cm">
          <draw:image xlink:href="Pictures/100000000000085600000536CA2A57F91EB9203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2T18:48:04.220423229</dc:date>
    <meta:editing-duration>PT6M29S</meta:editing-duration>
    <meta:editing-cycles>1</meta:editing-cycles>
    <meta:document-statistic meta:object-count="1"/>
    <meta:generator>LibreOffice/5.1.4.2$Linux_X86_64 LibreOffice_project/10m0$Build-2</meta:generator>
  </office:meta>
</office:document-meta>
</file>